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text-properties fo:font-size="60pt" fo:font-style="normal" style:text-underline-style="solid" style:text-underline-width="auto" style:text-underline-color="font-color" officeooo:rsid="001bd329" officeooo:paragraph-rsid="001bd329" style:font-size-asian="60pt" style:font-style-asian="normal" style:font-size-complex="60pt" style:font-style-complex="normal"/>
    </style:style>
    <style:style style:name="P3" style:family="paragraph" style:parent-style-name="Standard">
      <style:text-properties fo:font-size="12pt" fo:font-style="normal" style:text-underline-style="none" officeooo:rsid="001bd329" officeooo:paragraph-rsid="001bd329" style:font-size-asian="12pt" style:font-style-asian="normal" style:font-size-complex="12pt" style:font-style-complex="normal"/>
    </style:style>
    <style:style style:name="P4" style:family="paragraph" style:parent-style-name="Standard" style:master-page-name="First_20_Page">
      <style:paragraph-properties style:page-number="auto"/>
      <style:text-properties fo:font-style="normal" officeooo:rsid="001bd329" officeooo:paragraph-rsid="001bd329" style:font-style-asian="normal" style:font-style-complex="normal"/>
    </style:style>
    <style:style style:name="P5" style:family="paragraph" style:parent-style-name="Standard">
      <style:text-properties fo:font-style="normal" officeooo:rsid="001bd329" officeooo:paragraph-rsid="001bd329" style:font-style-asian="normal" style:font-style-complex="normal"/>
    </style:style>
    <style:style style:name="P6" style:family="paragraph" style:parent-style-name="Standard">
      <style:paragraph-properties fo:break-before="page"/>
      <style:text-properties fo:font-style="normal" officeooo:rsid="001bd329" officeooo:paragraph-rsid="001bd329" style:font-style-asian="normal" style:font-style-complex="normal"/>
    </style:style>
    <style:style style:name="P7" style:family="paragraph" style:parent-style-name="Standard">
      <style:text-properties fo:font-style="normal" officeooo:paragraph-rsid="001bd329" style:font-style-asian="normal" style:font-style-complex="normal"/>
    </style:style>
    <style:style style:name="P8" style:family="paragraph" style:parent-style-name="Text_20_body">
      <style:text-properties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Text_20_body">
      <style:text-properties fo:font-size="18pt" fo:font-style="normal" fo:font-weight="bold" officeooo:rsid="001bd329" officeooo:paragraph-rsid="001bd329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ext_20_body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Text_20_body">
      <style:text-properties fo:font-size="14pt" fo:font-weight="normal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officeooo:rsid="002e1021" officeooo:paragraph-rsid="002e1021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style="normal" fo:font-weight="normal" officeooo:rsid="001bd329" officeooo:paragraph-rsid="001bd329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text-properties officeooo:paragraph-rsid="002e1021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>
      <style:text-properties style:font-name="Liberation Sans" fo:font-size="1pt" style:font-name-asian="Liberation Sans2" style:font-name-complex="Liberation Sans2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style:text-underline-style="none"/>
    </style:style>
    <style:style style:name="gr1" style:family="graphic">
      <style:graphic-properties draw:stroke="none" draw:fill="solid" draw:fill-color="#c0c0c0" draw:opacity="50%" draw:auto-grow-height="false" draw:auto-grow-width="false" fo:min-height="8.58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86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54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9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"><text:file-name text:display="name">nube2_2</text:file-name></text:p>
      <text:p text:style-name="P3">Marcos Miquel Lisarde</text:p>
      <text:p text:style-name="P6"/>
      <text:p text:style-name="P9">1) U<text:span text:style-name="T3">na startup lanza una app móvil con un crecimiento de usuarios impredecible. No tiene capital inicial elevado y necesita evitar costes fijos. Selecciona el modelo de precios más adecuado, justifica tu elección y menciona los riesgos de costes variables.</text:span></text:p>
      <text:p text:style-name="P13">Elegiría pago por uso, porque permite empezar sin costes fijos y crecer según la demanda real. El riesgo es que un pico inesperado de usuarios dispare la factura, por lo que hay que usar alertas y límites de gasto.</text:p>
      <text:p text:style-name="P13"/>
      <text:p text:style-name="P8"><text:bookmark text:name="yui_3_18_1_1_1762258732156_97"/><text:bookmark text:name="yui_3_18_1_1_1762258732156_98"/>2) Una empresa mantiene una base de datos SQL que opera 24/7 con carga estable. Explica qué modelo elegirías para reducir costes y calcula el ahorro estimado frente a un pago bajo demanda.</text:p>
      <text:p text:style-name="P1"><text:span text:style-name="T6">Optaría por </text:span><text:span text:style-name="Emphasis"><text:span text:style-name="T6">instancias reservadas</text:span></text:span><text:span text:style-name="T6"> porque la carga constante permite comprometerse y ahorrar frente al pago bajo demanda.</text:span></text:p>
      <text:p text:style-name="P10"><text:span text:style-name="T3">3) </text:span>Un estudio de animación ejecuta renderizados nocturnos que pueden interrumpirse. Selecciona el modelo más económico posible y explica cómo mitigar el riesgo de interrupción.</text:p>
      <text:p text:style-name="P11"><text:span text:style-name="T6">La mejor opción son </text:span><text:span text:style-name="Emphasis"><text:span text:style-name="T6">instancias Spot</text:span></text:span><text:span text:style-name="T6">, muy baratas para tareas que pueden detenerse.</text:span></text:p>
      <text:p text:style-name="P10">4) Una plataforma educativa tiene tráfico alto en época de exámenes y bajo el resto del año. Describe cómo funcionaría el autoescalado y qué ventaja tiene frente al pago fijo.</text:p>
      <text:p text:style-name="P12"><text:span text:style-name="T6">El </text:span><text:span text:style-name="Emphasis"><text:span text:style-name="T6">autoescalado</text:span></text:span><text:span text:style-name="T6"> incrementa recursos en época de exámenes y los reduce cuando baja el tráfico, pagando solo por lo usado. Es mejor que un pago fijo, que obligaría a mantener capacidad sobredimensionada todo el año.</text:span></text:p>
      <text:p text:style-name="P10"><text:soft-page-break/>5) Una ONG guarda datos en Europa y América para cumplir con la legislación local de cada lugar. Explica cómo elegir regiones adecuadas y qué costes adicionales puede generar el tráfico entre ellas.</text:p>
      <text:p text:style-name="P11"><text:span text:style-name="T9">Se deben elegir </text:span><text:span text:style-name="Emphasis"><text:span text:style-name="T9">regiones cercanas a cada grupo de usuarios</text:span></text:span><text:span text:style-name="T9"> para cumplir leyes de residencia y mejorar latencia. El tráfico entre regiones puede generar costes extra de transferencia.</text:span></text:p>
      <text:p text:style-name="P10">6) Un instituto quiere enseñar administración cloud sin presupuesto inicial. Determina qué recursos podrían utilizar gratuitamente y cuáles requerirían pasar a pago.</text:p>
      <text:p text:style-name="Text_20_body"><text:span text:style-name="T6">Se pueden usar recursos </text:span><text:span text:style-name="Emphasis"><text:span text:style-name="T6">Free Tier</text:span></text:span><text:span text:style-name="T6"> y créditos académicos para máquinas pequeñas, almacenamiento limitado y funciones serverless.</text:span></text:p>
      <text:p text:style-name="P10">7) Una empresa tiene tres servicios: Web con tráfico irregular, sistema de nóminas constante, análisis mensual no crítico.  Combina tres modelos de precios distintos para optimizar el coste total.</text:p>
      <text:p text:style-name="P14"><text:span text:style-name="T6">Web irregular → </text:span><text:span text:style-name="Emphasis"><text:span text:style-name="T6">pago por uso/autoescalado</text:span></text:span></text:p>
      <text:p text:style-name="P14"><text:span text:style-name="T6">nóminas constante → </text:span><text:span text:style-name="Emphasis"><text:span text:style-name="T6">instancias reservadas</text:span></text:span></text:p>
      <text:p text:style-name="P14"><text:span text:style-name="T6">análisis mensual no crítico → </text:span><text:span text:style-name="Emphasis"><text:span text:style-name="T6">instancias Spot</text:span></text:span><text:span text:style-name="T6">.</text:span></text:p>
      <text:p text:style-name="P10">8) Una empresa lanza una web de campaña durante tres semanas, con picos de tráfico y cierre posterior. Selecciona el modelo de precios idóneo y explica cómo controlar el gasto.</text:p>
      <text:p text:style-name="Text_20_body"><text:span text:style-name="T6">Usaría </text:span><text:span text:style-name="Emphasis"><text:span text:style-name="T6">pago por uso con autoescalado</text:span></text:span><text:span text:style-name="T6">, ideal para proyectos temporales con picos y cierre posterior. </text:span></text:p>
      <text:p text:style-name="P15"/>
      <text:p text:style-name="P10"><text:soft-page-break/>9) Compara estos tres casos: Web municipal (tráfico estable), web turística (picos en verano), web de pruebas para estudiantes. Asigna a cada caso el modelo de precios correcto y justifica brevemente.</text:p>
      <text:p text:style-name="P14"><text:span text:style-name="T6">Municipal con tráfico estable → </text:span><text:span text:style-name="Emphasis"><text:span text:style-name="T6">instancia reservada</text:span></text:span><text:span text:style-name="T6"> para ahorrar.</text:span></text:p>
      <text:p text:style-name="P14"><text:span text:style-name="T6"><text:s/>Turística con picos estacionales → </text:span><text:span text:style-name="Emphasis"><text:span text:style-name="T6">pago por uso con autoescalado</text:span></text:span><text:span text:style-name="T6">.</text:span></text:p>
      <text:p text:style-name="P14"><text:span text:style-name="T6"><text:s/>Web para estudiantes → </text:span><text:span text:style-name="Emphasis"><text:span text:style-name="T6">Free Tier o recursos mínimos pay-as-you-go</text:span></text:span><text:span text:style-name="T6"> para reducir costes.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8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9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54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86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nube2_2</text:file-name><draw:custom-shape text:anchor-type="char" draw:z-index="1" draw:name="PowerPlusWaterMarkObject 1" draw:style-name="Mgr1" draw:text-style-name="MP2" svg:width="16.999cm" svg:height="8.579cm" draw:transform="rotate (0.785398163397448) translate (-0.645583333333333cm 14.9738333333333cm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nube2_2</text:file-name><draw:custom-shape text:anchor-type="char" draw:z-index="2" draw:name="PowerPlusWaterMarkObject 2" draw:style-name="Mgr1" draw:text-style-name="MP2" svg:width="16.999cm" svg:height="8.579cm" draw:transform="rotate (0.785398163397448) translate (-0.645583333333333cm 14.9738333333333cm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3" draw:name="PowerPlusWaterMarkObject" draw:style-name="Mgr2" draw:text-style-name="MP2" svg:width="19cm" svg:height="9.589cm" draw:transform="rotate (0.785398163397448) translate (-0.719666666666667cm 16.8135694444444cm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4" draw:name="PowerPlusWaterMarkObject" draw:style-name="Mgr1" draw:text-style-name="MP2" svg:width="16.999cm" svg:height="8.579cm" draw:transform="rotate (0.785398163397448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5" draw:name="PowerPlusWaterMarkObject" draw:style-name="Mgr1" draw:text-style-name="MP2" svg:width="16.999cm" svg:height="8.579cm" draw:transform="rotate (0.785398163397448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6" draw:name="PowerPlusWaterMarkObject" draw:style-name="Mgr1" draw:text-style-name="MP2" svg:width="16.999cm" svg:height="8.579cm" draw:transform="rotate (0.785398163397448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7" draw:name="PowerPlusWaterMarkObject" draw:style-name="Mgr3" draw:text-style-name="MP2" svg:width="11.399cm" svg:height="5.753cm" draw:transform="skewX (5.67936211024091E-017) rotate (0.785398163397448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8" draw:name="PowerPlusWaterMarkObject" draw:style-name="Mgr4" draw:text-style-name="MP2" svg:width="17.999cm" svg:height="9.085cm" draw:transform="rotate (0.785398163397448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9" draw:name="PowerPlusWaterMarkObject" draw:style-name="Mgr1" draw:text-style-name="MP2" svg:width="16.999cm" svg:height="8.579cm" draw:transform="rotate (0.785398163397448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0" draw:name="PowerPlusWaterMarkObject" draw:style-name="Mgr1" draw:text-style-name="MP2" svg:width="16.999cm" svg:height="8.579cm" draw:transform="rotate (0.785398163397448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1" draw:name="PowerPlusWaterMarkObject" draw:style-name="Mgr1" draw:text-style-name="MP2" svg:width="16.999cm" svg:height="8.579cm" draw:transform="rotate (0.785398163397448)"><text:p text:style-name="MP1">nub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1-05T08:33:29.282282075</dc:date>
    <meta:editing-duration>PT1H16M38S</meta:editing-duration>
    <meta:editing-cycles>10</meta:editing-cycles>
    <meta:generator>LibreOffice/7.5.6.2$Linux_X86_64 LibreOffice_project/50$Build-2</meta:generator>
    <meta:document-statistic meta:table-count="0" meta:image-count="0" meta:object-count="0" meta:page-count="4" meta:paragraph-count="28" meta:word-count="497" meta:character-count="3172" meta:non-whitespace-character-count="2695"/>
  </office:meta>
</office:document-meta>
</file>